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ClientHttpRequest.MockClientHttpRequest( HttpMethod httpMethod , String urlTemplate , Object ...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writeWith( Publisher &lt; ? extends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appl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ClientHttpRequest.setWriteHandler( Function &lt; Flux &lt; DataBuffer &gt; , Mono &lt; Void &gt; &gt; write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ClientHttpRequest.getBody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ClientHttpRequest.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set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writeAndFlushWith( Publisher &lt; ? extends Publisher &lt; ? extends DataBuffer &gt;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apply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ClientHttpRequest.MockClientHttpRequest( HttpMethod httpMethod ,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ClientHttpRequest.getNa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getMetho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